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Merriweather" svg:font-family="Merriweather, serif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style:font-name="Liberation Serif" fo:font-size="18pt" fo:letter-spacing="normal" fo:font-style="normal" fo:font-weight="normal" officeooo:rsid="000baac1" officeooo:paragraph-rsid="000baac1"/>
    </style:style>
    <style:style style:name="P2" style:family="paragraph" style:parent-style-name="Heading_20_1">
      <style:text-properties fo:font-variant="normal" fo:text-transform="none" fo:color="#333333" style:font-name="Liberation Serif" fo:font-size="18pt" fo:letter-spacing="normal" fo:font-style="normal" fo:font-weight="normal" officeooo:rsid="000ecab8" officeooo:paragraph-rsid="000ecab8"/>
    </style:style>
    <style:style style:name="P3" style:family="paragraph" style:parent-style-name="Heading_20_1">
      <style:text-properties fo:font-variant="normal" fo:text-transform="none" fo:color="#333333" style:font-name="Liberation Serif" fo:font-size="18pt" fo:letter-spacing="normal" fo:font-style="normal" fo:font-weight="normal" officeooo:rsid="000c05eb" officeooo:paragraph-rsid="000c05eb"/>
    </style:style>
    <style:style style:name="P4" style:family="paragraph" style:parent-style-name="Heading_20_1">
      <style:text-properties fo:font-variant="normal" fo:text-transform="none" fo:color="#333333" style:font-name="Liberation Serif" fo:font-size="18pt" fo:letter-spacing="normal" fo:font-style="normal" fo:font-weight="normal" officeooo:rsid="000c05eb" officeooo:paragraph-rsid="002504c0" style:font-size-asian="10.5pt" style:font-weight-asian="normal" style:font-size-complex="10.5pt" style:font-weight-complex="normal"/>
    </style:style>
    <style:style style:name="P5" style:family="paragraph" style:parent-style-name="Heading_20_1">
      <style:text-properties fo:font-variant="normal" fo:text-transform="none" fo:color="#333333" style:font-name="Liberation Serif" fo:font-size="18pt" fo:letter-spacing="normal" fo:font-style="normal" fo:font-weight="normal" officeooo:rsid="0026f2cd" officeooo:paragraph-rsid="0026f2cd" style:font-size-asian="10.5pt" style:font-weight-asian="normal" style:font-size-complex="10.5pt" style:font-weight-complex="normal"/>
    </style:style>
    <style:style style:name="P6" style:family="paragraph" style:parent-style-name="Heading_20_1">
      <style:text-properties fo:font-variant="normal" fo:text-transform="none" fo:color="#333333" style:font-name="Liberation Serif" fo:font-size="10.5pt" fo:letter-spacing="normal" fo:font-style="normal" fo:font-weight="normal" officeooo:rsid="000c05eb" officeooo:paragraph-rsid="00243fcb" style:font-size-asian="10.5pt" style:font-weight-asian="normal" style:font-size-complex="10.5pt" style:font-weight-complex="normal"/>
    </style:style>
    <style:style style:name="P7" style:family="paragraph" style:parent-style-name="Heading_20_2">
      <style:text-properties fo:font-variant="normal" fo:text-transform="none" fo:color="#000000" style:font-name="Segoe UI" fo:font-size="11pt" fo:letter-spacing="normal" fo:font-style="normal" fo:font-weight="normal" officeooo:rsid="0027b0f3" officeooo:paragraph-rsid="0027b0f3" style:font-size-asian="11pt" style:font-weight-asian="normal" style:font-size-complex="11pt" style:font-weight-complex="normal"/>
    </style:style>
    <style:style style:name="P8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officeooo:rsid="002887b1" officeooo:paragraph-rsid="002887b1"/>
    </style:style>
    <style:style style:name="P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officeooo:rsid="003ac4b0" officeooo:paragraph-rsid="003ac4b0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variant="normal" fo:text-transform="none" fo:color="#333333" style:font-name="Liberation Serif" fo:font-size="10pt" fo:letter-spacing="normal" fo:font-style="normal" fo:font-weight="normal" officeooo:rsid="0012bbef" officeooo:paragraph-rsid="0012bbef" style:font-size-asian="10pt" style:font-size-complex="10pt"/>
    </style:style>
    <style:style style:name="P11" style:family="paragraph" style:parent-style-name="Standard">
      <style:text-properties fo:font-variant="normal" fo:text-transform="none" fo:color="#333333" style:font-name="Liberation Serif" fo:font-size="10pt" fo:letter-spacing="normal" fo:font-style="normal" fo:font-weight="normal" officeooo:rsid="00142231" officeooo:paragraph-rsid="00142231" style:font-size-asian="10pt" style:font-size-complex="10pt"/>
    </style:style>
    <style:style style:name="P12" style:family="paragraph" style:parent-style-name="Standard">
      <style:text-properties style:font-name="Liberation Serif" officeooo:rsid="000baac1" officeooo:paragraph-rsid="000baac1"/>
    </style:style>
    <style:style style:name="P13" style:family="paragraph" style:parent-style-name="Standard">
      <style:text-properties style:font-name="Liberation Serif" officeooo:rsid="000c05eb" officeooo:paragraph-rsid="000c05eb"/>
    </style:style>
    <style:style style:name="P14" style:family="paragraph" style:parent-style-name="Standard">
      <style:text-properties style:font-name="Liberation Serif" officeooo:rsid="000db9c7" officeooo:paragraph-rsid="000db9c7"/>
    </style:style>
    <style:style style:name="P15" style:family="paragraph" style:parent-style-name="Standard">
      <style:text-properties style:font-name="Liberation Serif" officeooo:rsid="000ecab8" officeooo:paragraph-rsid="000ecab8"/>
    </style:style>
    <style:style style:name="P16" style:family="paragraph" style:parent-style-name="Standard">
      <style:text-properties style:font-name="Liberation Serif" officeooo:rsid="001153d6" officeooo:paragraph-rsid="001153d6"/>
    </style:style>
    <style:style style:name="P17" style:family="paragraph" style:parent-style-name="Standard">
      <style:text-properties style:font-name="Liberation Serif" officeooo:paragraph-rsid="0011d36f"/>
    </style:style>
    <style:style style:name="P18" style:family="paragraph" style:parent-style-name="Standard">
      <style:text-properties style:font-name="Liberation Serif" fo:font-size="10pt" officeooo:rsid="00142231" officeooo:paragraph-rsid="00142231" style:font-size-asian="10pt" style:font-size-complex="10pt"/>
    </style:style>
    <style:style style:name="P19" style:family="paragraph" style:parent-style-name="Standard">
      <style:text-properties style:font-name="Liberation Serif" fo:font-size="10pt" officeooo:rsid="00155b05" officeooo:paragraph-rsid="00155b05" style:font-size-asian="10pt" style:font-size-complex="10pt"/>
    </style:style>
    <style:style style:name="P20" style:family="paragraph" style:parent-style-name="Standard">
      <style:text-properties style:font-name="Liberation Serif" fo:font-size="10pt" officeooo:rsid="0016227c" officeooo:paragraph-rsid="0016227c" style:font-size-asian="10pt" style:font-size-complex="10pt"/>
    </style:style>
    <style:style style:name="P21" style:family="paragraph" style:parent-style-name="Text_20_body">
      <style:text-properties fo:font-variant="normal" fo:text-transform="none" fo:color="#333333" style:font-name="Liberation Serif" fo:font-size="10.5pt" fo:letter-spacing="normal" fo:font-style="normal" fo:font-weight="normal" officeooo:rsid="000c05eb" officeooo:paragraph-rsid="001b23e3" style:font-size-asian="10.5pt" style:font-weight-asian="normal" style:font-size-complex="10.5pt" style:font-weight-complex="normal"/>
    </style:style>
    <style:style style:name="P22" style:family="paragraph" style:parent-style-name="Text_20_body">
      <style:text-properties fo:font-variant="normal" fo:text-transform="none" fo:color="#333333" style:font-name="Liberation Serif" fo:font-size="10.5pt" fo:letter-spacing="normal" fo:font-style="normal" fo:font-weight="normal" officeooo:rsid="001f03df" officeooo:paragraph-rsid="0020f3e3" style:font-size-asian="10.5pt" style:font-weight-asian="normal" style:font-size-complex="10.5pt" style:font-weight-complex="normal"/>
    </style:style>
    <style:style style:name="P2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6f2cd" officeooo:paragraph-rsid="0026f2cd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7b0f3" officeooo:paragraph-rsid="0027b0f3" style:font-size-asian="10.5pt" style:font-weight-asian="normal" style:font-size-complex="10.5pt" style:font-weight-complex="normal"/>
    </style:style>
    <style:style style:name="P25" style:family="paragraph" style:parent-style-name="Text_20_body">
      <style:text-properties fo:font-variant="normal" fo:text-transform="none" fo:color="#333333" style:font-name="Liberation Serif" fo:font-size="18pt" fo:letter-spacing="normal" fo:font-style="normal" fo:font-weight="normal" officeooo:rsid="000c05eb" officeooo:paragraph-rsid="00243fcb" style:font-size-asian="10.5pt" style:font-weight-asian="normal" style:font-size-complex="10.5pt" style:font-weight-complex="normal"/>
    </style:style>
    <style:style style:name="P26" style:family="paragraph" style:parent-style-name="Text_20_body">
      <style:text-properties fo:font-variant="normal" fo:text-transform="none" fo:color="#000000" style:font-name="Liberation Serif" fo:font-size="11.25pt" fo:letter-spacing="normal" fo:font-style="normal" fo:font-weight="normal" officeooo:rsid="001f03df" officeooo:paragraph-rsid="0020f3e3" style:font-size-asian="10.5pt" style:font-weight-asian="normal" style:font-size-complex="10.5pt" style:font-weight-complex="normal"/>
    </style:style>
    <style:style style:name="P27" style:family="paragraph" style:parent-style-name="Text_20_body">
      <style:text-properties fo:font-variant="normal" fo:text-transform="none" fo:color="#000000" style:font-name="Liberation Serif" fo:font-size="11.25pt" fo:letter-spacing="normal" fo:font-style="normal" fo:font-weight="normal" officeooo:rsid="0027b0f3" officeooo:paragraph-rsid="0027b0f3" style:font-size-asian="10.5pt" style:font-weight-asian="normal" style:font-size-complex="10.5pt" style:font-weight-complex="normal"/>
    </style:style>
    <style:style style:name="P28" style:family="paragraph" style:parent-style-name="Text_20_body">
      <style:text-properties fo:font-variant="normal" fo:text-transform="none" fo:color="#000000" style:font-name="Liberation Serif" fo:font-size="11pt" fo:letter-spacing="normal" fo:font-style="normal" fo:font-weight="normal" officeooo:rsid="0027b0f3" officeooo:paragraph-rsid="0027b0f3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font-variant="normal" fo:text-transform="none" fo:color="#000000" style:font-name="Segoe UI" fo:font-size="11pt" fo:letter-spacing="normal" fo:font-style="normal" fo:font-weight="normal" officeooo:rsid="0027b0f3" officeooo:paragraph-rsid="0027b0f3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7b9ff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rsid="002887b1" officeooo:paragraph-rsid="002887b1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2887b1" officeooo:paragraph-rsid="002887b1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officeooo:paragraph-rsid="002887b1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weight="normal" officeooo:paragraph-rsid="002887b1" style:font-weight-asian="normal" style:font-weight-complex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weight="normal" officeooo:rsid="002e9895" officeooo:paragraph-rsid="002e9895" style:font-weight-asian="normal" style:font-weight-complex="normal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weight="normal" officeooo:rsid="00308200" officeooo:paragraph-rsid="00308200" style:font-weight-asian="normal" style:font-weight-complex="normal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weight="normal" officeooo:rsid="0034b837" officeooo:paragraph-rsid="0034b837" style:font-weight-asian="normal" style:font-weight-complex="normal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weight="normal" officeooo:rsid="0034c643" officeooo:paragraph-rsid="0034c643" style:font-weight-asian="normal" style:font-weight-complex="normal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weight="normal" officeooo:rsid="00356240" officeooo:paragraph-rsid="00356240" style:font-weight-asian="normal" style:font-weight-complex="normal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letter-spacing="normal" fo:font-weight="normal" officeooo:rsid="003665ee" officeooo:paragraph-rsid="003665ee" style:font-weight-asian="normal" style:font-weight-complex="normal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paragraph-rsid="0037b9ff" style:font-size-asian="10.5pt" style:font-weight-asian="normal" style:font-size-complex="10.5pt" style:font-weight-complex="normal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paragraph-rsid="003905be" style:font-size-asian="10.5pt" style:font-weight-asian="normal" style:font-size-complex="10.5pt" style:font-weight-complex="normal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rsid="0037ea7a" officeooo:paragraph-rsid="0037ea7a" style:font-size-asian="10.5pt" style:font-weight-asian="normal" style:font-size-complex="10.5pt" style:font-weight-complex="normal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rsid="003905be" officeooo:paragraph-rsid="003905be" style:font-size-asian="10.5pt" style:font-weight-asian="normal" style:font-size-complex="10.5pt" style:font-weight-complex="normal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rsid="003905be" officeooo:paragraph-rsid="003ac4b0" style:font-size-asian="10.5pt" style:font-weight-asian="normal" style:font-size-complex="10.5pt" style:font-weight-complex="normal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rsid="003ac4b0" officeooo:paragraph-rsid="003ac4b0" style:font-size-asian="10.5pt" style:font-weight-asian="normal" style:font-size-complex="10.5pt" style:font-weight-complex="normal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rsid="003c5da8" officeooo:paragraph-rsid="003c5da8" style:font-size-asian="10.5pt" style:font-weight-asian="normal" style:font-size-complex="10.5pt" style:font-weight-complex="normal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0pt" fo:letter-spacing="normal" fo:font-weight="normal" officeooo:rsid="00356240" officeooo:paragraph-rsid="00356240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24pt" fo:letter-spacing="normal" fo:font-style="normal" fo:font-weight="normal" officeooo:rsid="003ac4b0" officeooo:paragraph-rsid="003ac4b0" style:font-size-asian="10.5pt" style:font-weight-asian="normal" style:font-size-complex="10.5pt" style:font-weight-complex="normal"/>
    </style:style>
    <style:style style:name="T1" style:family="text">
      <style:text-properties officeooo:rsid="0010426f"/>
    </style:style>
    <style:style style:name="T2" style:family="text">
      <style:text-properties officeooo:rsid="0011d36f"/>
    </style:style>
    <style:style style:name="T3" style:family="text">
      <style:text-properties fo:font-variant="normal" fo:text-transform="none" fo:color="#333333" fo:font-size="18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1.2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Liberation Serif" fo:font-size="11.25pt" fo:letter-spacing="normal" fo:font-style="normal" fo:font-weight="normal" officeooo:rsid="0037b9ff" style:font-weight-asian="normal" style:font-weight-complex="normal"/>
    </style:style>
    <style:style style:name="T6" style:family="text">
      <style:text-properties fo:font-variant="normal" fo:text-transform="none" fo:color="#111111" style:font-name="Verdana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111111" style:font-name="Verdana" fo:font-size="10pt" fo:letter-spacing="normal" fo:font-style="normal" fo:font-weight="bold" officeooo:rsid="0037ea7a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111111" style:font-name="Consolas" fo:font-size="10pt" fo:letter-spacing="normal" fo:font-style="normal" fo:font-weight="normal" fo:background-color="#f1f1f1" loext:char-shading-value="0" style:font-size-asian="10pt" style:font-size-complex="10pt" loext:padding="0cm" loext:border="none"/>
    </style:style>
    <style:style style:name="T9" style:family="text">
      <style:text-properties fo:font-variant="normal" fo:text-transform="none" fo:color="#111111" fo:letter-spacing="normal" fo:font-style="normal" officeooo:rsid="0037ea7a"/>
    </style:style>
    <style:style style:name="T10" style:family="text">
      <style:text-properties officeooo:rsid="00155b05"/>
    </style:style>
    <style:style style:name="T11" style:family="text">
      <style:text-properties officeooo:rsid="00181222"/>
    </style:style>
    <style:style style:name="T12" style:family="text">
      <style:text-properties officeooo:rsid="001b23e3"/>
    </style:style>
    <style:style style:name="T13" style:family="text">
      <style:text-properties officeooo:rsid="001f03df"/>
    </style:style>
    <style:style style:name="T14" style:family="text">
      <style:text-properties officeooo:rsid="00212460"/>
    </style:style>
    <style:style style:name="T15" style:family="text">
      <style:text-properties fo:font-size="18pt"/>
    </style:style>
    <style:style style:name="T16" style:family="text">
      <style:text-properties fo:font-style="normal"/>
    </style:style>
    <style:style style:name="T17" style:family="text">
      <style:text-properties style:font-name="Verdana" fo:font-size="11.25pt" style:font-size-asian="10pt" style:font-weight-asian="bold" style:font-size-complex="10pt" style:font-weight-complex="bold"/>
    </style:style>
    <style:style style:name="T18" style:family="text">
      <style:text-properties style:font-name="Verdana" fo:font-size="10pt" fo:font-weight="bold" officeooo:rsid="0037ea7a" style:font-size-asian="10pt" style:font-weight-asian="bold" style:font-size-complex="10pt" style:font-weight-complex="bold"/>
    </style:style>
    <style:style style:name="T19" style:family="text">
      <style:text-properties style:font-name="Verdana" fo:font-size="10pt" style:font-size-asian="10pt" style:font-weight-asian="bold" style:font-size-complex="10pt" style:font-weight-complex="bold"/>
    </style:style>
    <style:style style:name="T20" style:family="text">
      <style:text-properties style:font-name="Verdana" fo:font-size="10pt" officeooo:rsid="0037ea7a" style:font-size-asian="10pt" style:font-weight-asian="bold" style:font-size-complex="10pt" style:font-weight-complex="bold"/>
    </style:style>
    <style:style style:name="T21" style:family="text">
      <style:text-properties style:font-name="Verdana" fo:font-size="10pt" officeooo:rsid="003905be" style:font-size-asian="10pt" style:font-weight-asian="bold" style:font-size-complex="10pt" style:font-weight-complex="bold"/>
    </style:style>
    <style:style style:name="T22" style:family="text">
      <style:text-properties style:font-name="Verdana" fo:font-size="10pt" fo:font-weight="normal" officeooo:rsid="0037ea7a" style:font-size-asian="10pt" style:font-size-complex="10pt"/>
    </style:style>
    <style:style style:name="T23" style:family="text">
      <style:text-properties fo:font-size="11.25pt" fo:font-style="normal"/>
    </style:style>
    <style:style style:name="T24" style:family="text">
      <style:text-properties fo:font-size="11.25pt" fo:font-style="normal" fo:font-weight="normal" officeooo:rsid="002887b1" style:font-weight-asian="normal" style:font-weight-complex="normal"/>
    </style:style>
    <style:style style:name="T25" style:family="text">
      <style:text-properties fo:font-size="11.25pt" fo:font-style="normal" fo:font-weight="normal" officeooo:rsid="002a8483" style:font-weight-asian="normal" style:font-weight-complex="normal"/>
    </style:style>
    <style:style style:name="T26" style:family="text">
      <style:text-properties fo:font-size="11.25pt" fo:font-style="normal" fo:font-weight="bold" officeooo:rsid="002e3c22" style:font-weight-asian="bold" style:font-weight-complex="bold"/>
    </style:style>
    <style:style style:name="T27" style:family="text">
      <style:text-properties fo:font-size="11.25pt" fo:font-style="normal" fo:font-weight="bold" officeooo:rsid="0032fbff" style:font-weight-asian="bold" style:font-weight-complex="bold"/>
    </style:style>
    <style:style style:name="T28" style:family="text">
      <style:text-properties fo:font-size="11.25pt" fo:font-style="normal" officeooo:rsid="002a8483"/>
    </style:style>
    <style:style style:name="T29" style:family="text">
      <style:text-properties fo:font-size="11.25pt" fo:font-style="normal" officeooo:rsid="002e3c22"/>
    </style:style>
    <style:style style:name="T30" style:family="text">
      <style:text-properties fo:font-size="11.25pt" fo:font-style="normal" officeooo:rsid="00325139"/>
    </style:style>
    <style:style style:name="T31" style:family="text">
      <style:text-properties fo:font-size="11.25pt" fo:font-style="normal" officeooo:rsid="00347dd3"/>
    </style:style>
    <style:style style:name="T32" style:family="text">
      <style:text-properties fo:font-size="11.25pt" fo:font-style="normal" officeooo:rsid="00356240"/>
    </style:style>
    <style:style style:name="T33" style:family="text">
      <style:text-properties style:font-name="Liberation Serif" fo:font-size="11.25pt"/>
    </style:style>
    <style:style style:name="T34" style:family="text">
      <style:text-properties style:font-name="Liberation Serif" fo:font-size="11.25pt" fo:font-weight="normal" style:font-weight-asian="normal" style:font-weight-complex="normal"/>
    </style:style>
    <style:style style:name="T35" style:family="text">
      <style:text-properties style:font-name="Liberation Serif" fo:font-size="11.25pt" style:font-weight-asian="normal" style:font-weight-complex="normal"/>
    </style:style>
    <style:style style:name="T36" style:family="text">
      <style:text-properties style:font-name="Liberation Serif" style:font-weight-asian="normal" style:font-weight-complex="normal"/>
    </style:style>
    <style:style style:name="T37" style:family="text">
      <style:text-properties fo:color="#0000cd" style:font-name="Consolas" fo:font-size="11.25pt" style:font-size-asian="10pt" style:font-weight-asian="bold" style:font-size-complex="10pt" style:font-weight-complex="bold"/>
    </style:style>
    <style:style style:name="T38" style:family="text">
      <style:text-properties fo:color="#0000cd" style:font-name="Verdana" fo:font-size="10pt" style:font-size-asian="10pt" style:font-weight-asian="bold" style:font-size-complex="10pt" style:font-weight-complex="bold"/>
    </style:style>
    <style:style style:name="T39" style:family="text">
      <style:text-properties fo:color="#0000cd" style:font-name="Verdana" fo:font-size="10pt" officeooo:rsid="003ac4b0" style:font-size-asian="10pt" style:font-weight-asian="bold" style:font-size-complex="10pt" style:font-weight-complex="bold"/>
    </style:style>
    <style:style style:name="T40" style:family="text">
      <style:text-properties style:font-name="Consolas" fo:font-size="11.25pt" style:font-size-asian="10pt" style:font-weight-asian="bold" style:font-size-complex="10pt" style:font-weight-complex="bold"/>
    </style:style>
    <style:style style:name="T41" style:family="text">
      <style:text-properties style:font-name="Consolas" fo:font-size="11.25pt" officeooo:rsid="003ac4b0" style:font-size-asian="10pt" style:font-weight-asian="bold" style:font-size-complex="10pt" style:font-weight-complex="bold"/>
    </style:style>
    <style:style style:name="T42" style:family="text">
      <style:text-properties style:font-name="Consolas" fo:font-size="11.25pt" officeooo:rsid="003905be" style:font-size-asian="10pt" style:font-weight-asian="bold" style:font-size-complex="10pt" style:font-weight-complex="bold"/>
    </style:style>
    <style:style style:name="T43" style:family="text">
      <style:text-properties style:font-name="Consolas" fo:font-size="11.25pt" fo:font-weight="bold" style:font-size-asian="10pt" style:font-weight-asian="bold" style:font-size-complex="10pt" style:font-weight-complex="bold"/>
    </style:style>
    <style:style style:name="T44" style:family="text">
      <style:text-properties fo:color="#dc143c" style:font-name="Consolas" fo:font-size="11.25pt" fo:background-color="#f1f1f1" loext:char-shading-value="0" style:font-size-asian="10pt" style:font-weight-asian="bold" style:font-size-complex="10pt" style:font-weight-complex="bold" loext:padding="0cm" loext:border="none"/>
    </style:style>
    <style:style style:name="T45" style:family="text">
      <style:text-properties fo:color="#111111"/>
    </style:style>
    <style:style style:name="T46" style:family="text">
      <style:text-properties fo:color="#111111" officeooo:rsid="0037ea7a"/>
    </style:style>
    <style:style style:name="T47" style:family="text">
      <style:text-properties fo:color="#a52a2a" style:font-name="Consolas" fo:font-size="11.25pt" style:font-size-asian="10pt" style:font-weight-asian="bold" style:font-size-complex="10pt" style:font-weight-complex="bold"/>
    </style:style>
    <style:style style:name="T48" style:family="text">
      <style:text-properties fo:color="#ff0000" style:font-name="Consolas" fo:font-size="11.25pt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<text:tab/>Module 3</text:p>
      <text:p text:style-name="P12"/>
      <text:h text:style-name="P1" text:outline-level="1">Conversion between String &amp; Number type</text:h>
      <text:p text:style-name="P13">We can perform airthmetic opertion on the strings whihc are valid <text:s/>numbers <text:s/>because js autmatically .</text:p>
      <text:p text:style-name="P13">Example</text:p>
      <text:p text:style-name="P13">var x=”20”</text:p>
      <text:p text:style-name="P13">var y=”2”</text:p>
      <text:p text:style-name="P13">console.log(“sum”,x+y,”sub”,x-y,”mul”,x*y)</text:p>
      <text:p text:style-name="P13"/>
      <text:p text:style-name="P13">so it will show 22 18 40</text:p>
      <text:p text:style-name="P13"/>
      <text:p text:style-name="P13">if strings are not valid numbers then ouput will be NAN;</text:p>
      <text:p text:style-name="P14">to check a varibale is number or not we can use isNAN()</text:p>
      <text:p text:style-name="P14"/>
      <text:p text:style-name="P15">to covert a number into string we can use toString() </text:p>
      <text:p text:style-name="P15"/>
      <text:p text:style-name="P15"/>
      <text:p text:style-name="P15">conert string into number</text:p>
      <text:p text:style-name="P15">Number()-coverts <text:s/><text:span text:style-name="T1">the entire string </text:span>into number only no decimals</text:p>
      <text:p text:style-name="P16">console.log(Number(“10a”) ) will show NAN</text:p>
      <text:p text:style-name="P15">parseInt()-:converts into integer <text:span text:style-name="T1">the string whihc has valid number it does not return nan if it recognize a number with chars </text:span></text:p>
      <text:p text:style-name="P16">example-: console.log(parseInt(“10a”) will sho 10 but <text:s text:c="2"/>console.log(parseInt(“a”) will show NAN </text:p>
      <text:p text:style-name="P15">parseFloat()-:converts into float<text:span text:style-name="T1">(decimal)</text:span></text:p>
      <text:p text:style-name="P15"/>
      <text:p text:style-name="P15"/>
      <text:h text:style-name="P2" text:outline-level="1">Type Coercion</text:h>
      <text:p text:style-name="P17"><text:span text:style-name="T2">In order to perform some operation when one data type is converted into another data type <text:s/>then it is known as type </text:span><text:span text:style-name="T3">Type Coercion.</text:span></text:p>
      <text:p text:style-name="P10">Console.log(“prerna”+1)</text:p>
      <text:p text:style-name="P10">will print prerna1</text:p>
      <text:p text:style-name="P11">console.log(1+2+”prerna”)</text:p>
      <text:p text:style-name="P11">3prerna</text:p>
      <text:p text:style-name="P18">console.log(“<text:span text:style-name="T10">prerna</text:span>”<text:span text:style-name="T10">+</text:span>1+2)</text:p>
      <text:p text:style-name="P19">prerna12</text:p>
      <text:p text:style-name="P19"/>
      <text:p text:style-name="P20">the ouptu<text:span text:style-name="T11">t</text:span> is coming this way because js comolies from left to right</text:p>
      <text:p text:style-name="P13"/>
      <text:p text:style-name="P13"/>
      <text:h text:style-name="P3" text:outline-level="1">Operators - Precedence &amp; Associativity</text:h>
      <text:h text:style-name="P6" text:outline-level="1"><text:span text:style-name="T15">Precedence</text:span> <text:span text:style-name="T12">determines whihc operator should be given priority among each others.</text:span></text:h>
      <text:p text:style-name="P21"><text:s/><text:span text:style-name="T13">Right to left priority decrease</text:span></text:p>
      <text:p text:style-name="P22">() , . , [], ++ --, <text:s/>!(not) ,** ,* / <text:s/>%, <text:span text:style-name="T14">+ -</text:span></text:p>
      <text:p text:style-name="P22"/>
      <text:h text:style-name="P4" text:outline-level="1"><text:soft-page-break/>Associativity</text:h>
      <text:p text:style-name="P26">When many operations have the same precedence (like addition and subtraction), they are computed from left to right</text:p>
      <text:p text:style-name="P26"/>
      <text:h text:style-name="P5" text:outline-level="1">literal and varibles</text:h>
      <text:p text:style-name="P23">data or the value is termed as literal in JavaScript</text:p>
      <text:p text:style-name="P23">example-:</text:p>
      <text:p text:style-name="P23">3.14,500,”prerna”</text:p>
      <text:p text:style-name="P24">but literals are disappered as we finish the program so to store them we should use variables</text:p>
      <text:p text:style-name="P24"/>
      <text:p text:style-name="P24">varibles-:</text:p>
      <text:p text:style-name="P27">JavaScript variables are containers for storing data values.</text:p>
      <text:p text:style-name="P27"/>
      <text:h text:style-name="P7" text:outline-level="2">JavaScript Identifiers</text:h>
      <text:p text:style-name="P29"><text:span text:style-name="T33">All JavaScript </text:span><text:span text:style-name="Strong_20_Emphasis"><text:span text:style-name="T34">variables</text:span></text:span><text:span text:style-name="T33">must be</text:span><text:span text:style-name="Strong_20_Emphasis"><text:span text:style-name="T34">identified </text:span></text:span><text:span text:style-name="T33">with </text:span><text:span text:style-name="Strong_20_Emphasis"><text:span text:style-name="T34">unique names</text:span></text:span><text:span text:style-name="T33">.</text:span></text:p>
      <text:p text:style-name="P30"><text:span text:style-name="T4">These unique names are called </text:span><text:span text:style-name="Strong_20_Emphasis"><text:span text:style-name="T4">identifiers</text:span></text:span><text:span text:style-name="T4">.</text:span></text:p>
      <text:p text:style-name="P32"><text:span text:style-name="T4"/></text:p>
      <text:h text:style-name="P8" text:outline-level="2"><text:span text:style-name="T35">Re-Declaring JavaScript Variables</text:span></text:h>
      <text:p text:style-name="P33"><text:span text:style-name="T36">If you re-declare a JavaScript variable, it will not lose its value.</text:span></text:p>
      <text:p text:style-name="P34"><text:span text:style-name="T24">The variable </text:span><text:span text:style-name="T25">carname will still have the value "Volvo" after the execution of these statements:</text:span></text:p>
      <text:p text:style-name="P34"><text:span text:style-name="T25"><text:tab/></text:span></text:p>
      <text:p text:style-name="P34"><text:span text:style-name="T25"><text:tab/><text:tab/><text:tab/><text:tab/><text:tab/></text:span><text:span text:style-name="T26">ja</text:span><text:span text:style-name="T27">va</text:span><text:span text:style-name="T26">script datatypes</text:span></text:p>
      <text:p text:style-name="P36"><text:span text:style-name="T29"><text:tab/><text:tab/><text:tab/><text:tab/><text:tab/><text:tab/>t</text:span><text:span text:style-name="T23">wo types</text:span></text:p>
      <text:p text:style-name="P36"><text:span text:style-name="T23"><text:tab/><text:tab/><text:tab/><text:tab/><text:tab/>1.primtive <text:s/>2.non-primtive</text:span></text:p>
      <text:p text:style-name="P37"><text:span text:style-name="T23">1.primetive-: <text:s text:c="108"/>2.non-priemtive <text:s text:c="105"/></text:span></text:p>
      <text:p text:style-name="P37"><text:span text:style-name="T23">5 types <text:s text:c="110"/></text:span><text:span text:style-name="T30">3types</text:span></text:p>
      <text:p text:style-name="P37"><text:span text:style-name="T23">string,number ,null,booleaen,undefined <text:s text:c="47"/></text:span><text:span text:style-name="T30">object,array,</text:span><text:span text:style-name="T31">reg</text:span><text:span text:style-name="T30">exp</text:span></text:p>
      <text:p text:style-name="P37"><text:span text:style-name="T30"/></text:p>
      <text:p text:style-name="P38"><text:span text:style-name="T30">s</text:span><text:span text:style-name="T23">tring-: sequne of chars</text:span></text:p>
      <text:p text:style-name="P38"><text:span text:style-name="T23">number-: integr,float</text:span></text:p>
      <text:p text:style-name="P40"><text:span text:style-name="T23">undefined-: when varible is declared but not assigned a value ,a varible can be emptied by assigning undefined</text:span></text:p>
      <text:p text:style-name="P41"><text:soft-page-break/>typeof(undefined) =undefined</text:p>
      <text:p text:style-name="P41">typeof(null) object</text:p>
      <text:p text:style-name="P41">undefined===null false</text:p>
      <text:p text:style-name="P41">undefined==null true</text:p>
      <text:p text:style-name="P40"><text:span text:style-name="T23">null-:nothing (undefined==null is false</text:span></text:p>
      <text:p text:style-name="P39"><text:span text:style-name="T23">javascript data types are dynamic one varible can hold nultiple </text:span><text:span text:style-name="T32">data types</text:span></text:p>
      <text:p text:style-name="P40"><text:span text:style-name="T23">var x;//undefined</text:span></text:p>
      <text:p text:style-name="P40"><text:span text:style-name="T23">x=30 //number</text:span></text:p>
      <text:p text:style-name="P40"><text:span text:style-name="T23">x=”string”</text:span></text:p>
      <text:p text:style-name="P40"><text:span text:style-name="T23"/></text:p>
      <text:p text:style-name="P31"><text:span text:style-name="T5">note-:</text:span><text:span text:style-name="T6">The </text:span><text:span text:style-name="Source_20_Text"><text:span text:style-name="T8">typeof </text:span></text:span><text:span text:style-name="T6">operator returns "object" for objects, arrays, and null.</text:span></text:p>
      <text:p text:style-name="P31"><text:span text:style-name="T6"/></text:p>
      <text:p text:style-name="P31"><text:span text:style-name="T6"><text:tab/><text:tab/><text:tab/><text:tab/></text:span><text:span text:style-name="T7">Javascript objects</text:span></text:p>
      <text:p text:style-name="P42"><text:span text:style-name="T46">Objects are variables too. But objects can contain many values.</text:span></text:p>
      <text:p text:style-name="P44"><text:span text:style-name="T46">O</text:span><text:span text:style-name="T45">bject properties</text:span></text:p>
      <text:p text:style-name="P42"><text:span text:style-name="T20">The </text:span><text:span text:style-name="Strong_20_Emphasis"><text:span text:style-name="T22">name:values</text:span></text:span><text:span text:style-name="Strong_20_Emphasis"><text:span text:style-name="T18"> </text:span></text:span><text:span text:style-name="T20">pairs in JavaScript objects are called </text:span><text:span text:style-name="Strong_20_Emphasis"><text:span text:style-name="T22">properties</text:span></text:span><text:span text:style-name="T20">:</text:span></text:p>
      <text:p text:style-name="P43"><text:span text:style-name="T20"/></text:p>
      <text:p text:style-name="P43"><text:span text:style-name="T20">a</text:span><text:span text:style-name="T21">ccecsing <text:s/>js objects propertis </text:span></text:p>
      <text:p text:style-name="P45"><text:span text:style-name="T19">objname[propname], objname.propname</text:span></text:p>
      <text:p text:style-name="P45"><text:span text:style-name="T19"/></text:p>
      <text:p text:style-name="P45"><text:span text:style-name="T19">object methods</text:span></text:p>
      <text:p text:style-name="P45"><text:span text:style-name="T37">var</text:span><text:span text:style-name="T38"> </text:span><text:span text:style-name="T40">person = {</text:span><text:span text:style-name="T19"><text:line-break/> </text:span><text:span text:style-name="T40">firstName:</text:span><text:span text:style-name="T47">"John"</text:span><text:span text:style-name="T40">,</text:span><text:span text:style-name="T19"><text:line-break/></text:span><text:span text:style-name="T40">lastName :</text:span><text:span text:style-name="T47">"Doe"</text:span><text:span text:style-name="T40">,</text:span><text:span text:style-name="T19"><text:line-break/></text:span><text:span text:style-name="T40">i :</text:span><text:span text:style-name="T48">5566</text:span><text:span text:style-name="T40">,</text:span><text:span text:style-name="T19"><text:line-break/></text:span><text:span text:style-name="T40">fullName :</text:span><text:span text:style-name="T37">function</text:span><text:span text:style-name="T40">() {</text:span><text:span text:style-name="T19"><text:line-break/></text:span><text:span text:style-name="T37">return</text:span><text:span text:style-name="T39"> </text:span><text:span text:style-name="T37">this</text:span><text:span text:style-name="T40">.firstName+</text:span><text:span text:style-name="T47">" "</text:span><text:span text:style-name="T40">+</text:span><text:span text:style-name="T37">this</text:span><text:span text:style-name="T40">.lastName;</text:span><text:span text:style-name="T19"><text:line-break/></text:span><text:span text:style-name="T40">}</text:span><text:span text:style-name="T19"><text:line-break/></text:span><text:span text:style-name="T40">};</text:span></text:p>
      <text:p text:style-name="P46"><text:span text:style-name="T40">fullName </text:span><text:span text:style-name="T41">is object method</text:span></text:p>
      <text:p text:style-name="P47"><text:span text:style-name="T40">person. </text:span><text:span text:style-name="T42">FullName</text:span><text:span text:style-name="T40">()</text:span></text:p>
      <text:p text:style-name="P48"><text:span text:style-name="T40">person. </text:span><text:span text:style-name="T42">FullName </text:span><text:span text:style-name="T40">this will return function definition</text:span></text:p>
      <text:p text:style-name="P48"><text:span text:style-name="T17">In a function definition,</text:span><text:span text:style-name="Source_20_Text"><text:span text:style-name="T44">this</text:span></text:span><text:span text:style-name="T17">refers to the "owner" of the function.</text:span></text:p>
      <text:p text:style-name="P47"><text:span text:style-name="T40"/></text:p>
      <text:h text:style-name="P9" text:outline-level="2"><text:soft-page-break/><text:span text:style-name="T43"><text:s text:c="20"/>This </text:span><text:span text:style-name="T40">Alone</text:span></text:h>
      <text:p text:style-name="P50"><text:span text:style-name="T40"/></text:p>
      <text:p text:style-name="P47"><text:span text:style-name="T40"/></text:p>
      <text:p text:style-name="P47"><text:span text:style-name="T40"/></text:p>
      <text:p text:style-name="P47"><text:span text:style-name="T40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9"><text:span text:style-name="T16"/></text:p>
      <text:p text:style-name="P40"><text:span text:style-name="T23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7"><text:span text:style-name="T30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4"><text:span text:style-name="T25"/></text:p>
      <text:p text:style-name="P35"><text:span text:style-name="T28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4"><text:span text:style-name="T25"/></text:p>
      <text:p text:style-name="P30"><text:span text:style-name="T4"/></text:p>
      <text:p text:style-name="P28"/>
      <text:p text:style-name="P27"/>
      <text:p text:style-name="P25"/>
      <text:p text:style-name="P25"/>
      <text:p text:style-name="P26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'courier new'"/>
    <style:font-face style:name="Lohit Devanagari1" svg:font-family="'Lohit Devanagari'"/>
    <style:font-face style:name="Merriweather" svg:font-family="Merriweather, serif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06T14:23:37.089237980</meta:creation-date>
    <dc:date>2020-12-07T06:05:42.982751558</dc:date>
    <meta:editing-duration>PT1H40M14S</meta:editing-duration>
    <meta:editing-cycles>43</meta:editing-cycles>
    <meta:generator>LibreOffice/6.3.4.2$Linux_X86_64 LibreOffice_project/30$Build-2</meta:generator>
    <meta:document-statistic meta:table-count="0" meta:image-count="0" meta:object-count="0" meta:page-count="5" meta:paragraph-count="78" meta:word-count="460" meta:character-count="3605" meta:non-whitespace-character-count="2793"/>
  </office:meta>
</office:document-meta>
</file>